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draw:stroke="dash" draw:stroke-dash="Long_20_Dot"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ot" svg:stroke-width="0.053cm" svg:stroke-color="#5b277d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28cm" svg:stroke-color="#000000" draw:marker-start="" draw:marker-start-width="0.242cm" draw:marker-end="" draw:marker-end-width="0.242cm" draw:fill-color="#000000" draw:textarea-vertical-align="middle" draw:auto-grow-height="false" fo:min-height="0.767cm" fo:min-width="0.517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  <style:paragraph-properties style:writing-mode="lr-tb"/>
    </style:style>
    <style:style style:name="gr7" style:family="graphic" style:parent-style-name="standard">
      <style:graphic-properties svg:stroke-color="#81d41a" draw:fill-color="#81d41a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5.953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4.81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08cm" svg:y1="13.065cm" svg:x2="5.191cm" svg:y2="10.144cm">
          <text:p/>
        </draw:line>
        <draw:custom-shape draw:style-name="gr1" draw:text-style-name="P1" draw:layer="layout" svg:width="0.508cm" svg:height="0.508cm" svg:x="9.38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45cm" svg:y1="9.763cm" svg:x2="9.255cm" svg:y2="10.525cm">
          <text:p/>
        </draw:line>
        <draw:custom-shape draw:style-name="gr1" draw:text-style-name="P1" draw:layer="layout" svg:width="0.508cm" svg:height="0.508cm" svg:x="9.636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509cm" svg:y1="14.589cm" svg:x2="6.588cm" svg:y2="13.7cm">
          <text:p/>
        </draw:line>
        <draw:line draw:style-name="gr4" draw:text-style-name="P2" draw:layer="layout" svg:x1="5.826cm" svg:y1="13.446cm" svg:x2="2.524cm" svg:y2="12.303cm">
          <text:p/>
        </draw:line>
        <draw:custom-shape draw:style-name="gr5" draw:text-style-name="P3" draw:layer="layout" svg:width="1.016cm" svg:height="1.016cm" svg:x="5.064cm" svg:y="12.403cm">
          <text:p/>
          <draw:enhanced-geometry svg:viewBox="0 0 21600 21600" draw:text-areas="0 0 21600 21600" draw:type="circular-arrow" draw:modifiers="143.878421208973 -76.1295686381444 9789.894914990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5" draw:layer="layout" svg:width="0.889cm" svg:height="0.725cm" svg:x="5.191cm" svg:y="12.467cm">
          <draw:text-box>
            <text:p text:style-name="P4"><text:span text:style-name="T1">α</text:span></text:p>
          </draw:text-box>
        </draw:frame>
        <draw:custom-shape draw:style-name="gr7" draw:text-style-name="P6" draw:layer="layout" svg:width="0.208cm" svg:height="0.254cm" svg:x="6.334cm" svg:y="13.5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08cm" svg:height="0.254cm" svg:x="5.064cm" svg:y="9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08cm" svg:height="0.254cm" svg:x="9.255cm" svg:y="10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0.208cm" svg:height="0.254cm" svg:x="9.509cm" svg:y="14.4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0.227cm" svg:height="0.254cm" svg:x="5.98cm" svg:y="13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0.227cm" svg:height="0.254cm" svg:x="5.318cm" svg:y="9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5:48:24.091069345</meta:creation-date>
    <dc:date>2021-05-13T16:18:39.693059992</dc:date>
    <meta:editing-duration>PT9M44S</meta:editing-duration>
    <meta:editing-cycles>3</meta:editing-cycles>
    <meta:generator>LibreOffice/6.4.7.2$Linux_X86_64 LibreOffice_project/40$Build-2</meta:generator>
    <meta:document-statistic meta:object-count="16"/>
  </office:meta>
</office:document-meta>
</file>